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54823"/>
    </style:style>
    <style:style style:name="P17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18" style:family="paragraph" style:parent-style-name="Standard">
      <style:text-properties officeooo:paragraph-rsid="0048ab69"/>
    </style:style>
    <style:style style:name="P19" style:family="paragraph" style:parent-style-name="Text_20_body">
      <style:text-properties officeooo:paragraph-rsid="0048ab69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officeooo:rsid="000f0310"/>
    </style:style>
    <style:style style:name="T5" style:family="text">
      <style:text-properties officeooo:rsid="0010dd33"/>
    </style:style>
    <style:style style:name="T6" style:family="text">
      <style:text-properties officeooo:rsid="0014585f"/>
    </style:style>
    <style:style style:name="T7" style:family="text">
      <style:text-properties officeooo:rsid="0042ad5b"/>
    </style:style>
    <style:style style:name="T8" style:family="text">
      <style:text-properties officeooo:rsid="00454823"/>
    </style:style>
    <style:style style:name="T9" style:family="text">
      <style:text-properties officeooo:rsid="0048a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Standard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5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5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13"/>
      <text:p text:style-name="P13"/>
      <text:p text:style-name="P13"/>
      <text:p text:style-name="P13"/>
      <text:p text:style-name="P13"/>
      <text:p text:style-name="P9">Календарно-тематичне планування</text:p>
      <text:p text:style-name="P9">з <text:span text:style-name="T7">і</text:span>нформатики для <text:span text:style-name="T8">11</text:span> класів</text:p>
      <text:p text:style-name="P9"><text:span text:style-name="T4">в</text:span>читель Трубіцина А.Л.</text:p>
      <text:p text:style-name="P9">201<text:span text:style-name="T4">7</text:span>-201<text:span text:style-name="T4">8</text:span> н.р.</text:p>
      <text:p text:style-name="P11"/>
      <text:p text:style-name="P11"/>
      <text:p text:style-name="P11"/>
      <text:p text:style-name="P3">Джерело: Програма для загальноосвітніх навчальних закладів.</text:p>
      <text:p text:style-name="P3">Інформатика навчальна програма для учнів <text:span text:style-name="T8">11 </text:span>класу</text:p>
      <text:p text:style-name="P3">загальноосвітніх навчальних закладів <text:span text:style-name="T5">затверджена Міністерством освіти і науки України</text:span></text:p>
      <text:p text:style-name="P7"/>
      <text:p text:style-name="P7"/>
      <text:p text:style-name="P7"/>
      <text:p text:style-name="P7"/>
      <text:p text:style-name="P7"/>
      <text:p text:style-name="P13"/>
      <text:p text:style-name="P16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6">Ш</text:span>МО _________________ В.В. Маляренко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9"/>
      <text:p text:style-name="P18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4">Заступник</text:span> директора _________ М.В. Савіна<text:tab/><text:tab/><text:tab/><text:tab/><text:tab/><text:tab/><text:tab/><text:tab/><text:span text:style-name="T4">Д</text:span>иректор <text:span text:style-name="T4">школи</text:span> ____________ Л.М. Воробйов</text:p>
      <text:p text:style-name="P6">____________ 201<text:span text:style-name="T4">7</text:span> р.<text:tab/><text:tab/><text:tab/><text:tab/><text:tab/><text:tab/><text:tab/><text:tab/><text:tab/><text:tab/><text:tab/><text:tab/><text:tab/><text:tab/><text:tab/>_____________ 201<text:span text:style-name="T4">7</text:span> р.</text:p>
      <text:p text:style-name="P6">____________ 201<text:span text:style-name="T4">8</text:span> р.<text:tab/><text:tab/><text:tab/><text:tab/><text:tab/><text:tab/><text:tab/><text:tab/><text:tab/><text:tab/><text:tab/><text:tab/><text:tab/><text:tab/><text:tab/>_____________ 201<text:span text:style-name="T4">8</text:span> р.</text:p>
      <text:p text:style-name="P14"/>
      <text:p text:style-name="P14"/>
      <text:p text:style-name="P14"/>
      <text:p text:style-name="P14"/>
      <text:p text:style-name="P14"/>
      <text:p text:style-name="P10">Календарно-тематичне планування</text:p>
      <text:p text:style-name="P10">з <text:span text:style-name="T7">і</text:span>нформатики для <text:span text:style-name="T8">11</text:span> класів</text:p>
      <text:p text:style-name="P10"><text:span text:style-name="T4">в</text:span>читель Трубіцина А.Л.</text:p>
      <text:p text:style-name="P10">201<text:span text:style-name="T4">7</text:span>-201<text:span text:style-name="T4">8</text:span> н.р.</text:p>
      <text:p text:style-name="P12"/>
      <text:p text:style-name="P12"/>
      <text:p text:style-name="P12"/>
      <text:p text:style-name="P4">Джерело: Програма для загальноосвітніх навчальних закладів.</text:p>
      <text:p text:style-name="P4">Інформатика навчальна програма <text:span text:style-name="T9">академічного рівня </text:span>для учнів <text:span text:style-name="T8">11 </text:span>класу</text:p>
      <text:p text:style-name="P4">загальноосвітніх навчальних закладів <text:span text:style-name="T5">затверджена Міністерством освіти і науки України</text:span></text:p>
      <text:p text:style-name="P8"/>
      <text:p text:style-name="P8"/>
      <text:p text:style-name="P8"/>
      <text:p text:style-name="P8"/>
      <text:p text:style-name="P8"/>
      <text:p text:style-name="P14"/>
      <text:p text:style-name="P17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2"><text:tab/><text:tab/>протокол № _____ від ___________ р.</text:p>
      <text:p text:style-name="P2"><text:tab/><text:tab/>кер. <text:span text:style-name="T6">Ш</text:span>МО _________________ В.В. Маляренко </text:p>
      <text:p text:style-name="P2"/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7:43:04.725291260</dc:date>
    <meta:editing-duration>PT1H32M55S</meta:editing-duration>
    <meta:editing-cycles>23</meta:editing-cycles>
    <meta:generator>LibreOffice/5.4.1.2$Linux_X86_64 LibreOffice_project/40m0$Build-2</meta:generator>
    <meta:document-statistic meta:table-count="0" meta:image-count="0" meta:object-count="0" meta:page-count="2" meta:paragraph-count="28" meta:word-count="148" meta:character-count="1289" meta:non-whitespace-character-count="1053"/>
  </office:meta>
</office:document-meta>
</file>